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 style:writing-mode="rl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434343" fo:padding="0.0694in" fo:border="none" style:writing-mode="rl-tb">
        <style:background-image/>
      </style:table-cell-properties>
    </style:style>
    <style:style style:name="Table2" style:family="table">
      <style:table-properties style:width="6.2701in" fo:margin-left="0in" fo:margin-top="0in" fo:margin-bottom="0in" table:align="left" style:writing-mode="rl-tb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434343" fo:padding="0.0694in" fo:border="none" style:writing-mode="rl-tb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fo:font-size="6pt" style:font-size-asian="6pt" style:font-size-complex="6pt"/>
    </style:style>
    <style:style style:name="P3" style:family="paragraph" style:parent-style-name="Standard">
      <style:paragraph-properties fo:text-align="end" style:justify-single-word="false" style:writing-mode="rl-tb"/>
      <style:text-properties fo:font-weight="bold" style:font-weight-asian="bold"/>
    </style:style>
    <style:style style:name="P4" style:family="paragraph" style:parent-style-name="Standard">
      <style:paragraph-properties fo:line-height="150%" fo:text-align="end" style:justify-single-word="false" style:writing-mode="rl-tb"/>
    </style:style>
    <style:style style:name="P5" style:family="paragraph" style:parent-style-name="Standard">
      <style:paragraph-properties fo:line-height="100%" fo:text-align="end" style:justify-single-word="false" fo:orphans="0" fo:widows="0" style:writing-mode="rl-tb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 style:writing-mode="rl-tb"/>
    </style:style>
    <style:style style:name="P7" style:family="paragraph" style:parent-style-name="Standard" style:list-style-name="WWNum1">
      <style:paragraph-properties fo:margin-left="0.5in" fo:margin-right="0in" fo:line-height="150%" fo:text-align="end" style:justify-single-word="false" fo:text-indent="-0.25in" style:auto-text-indent="false" style:writing-mode="rl-tb"/>
    </style:style>
    <style:style style:name="P8" style:family="paragraph" style:parent-style-name="Standard" style:list-style-name="WWNum2">
      <style:paragraph-properties fo:margin-left="0.5in" fo:margin-right="0in" fo:line-height="150%" fo:text-align="end" style:justify-single-word="false" fo:text-indent="-0.25in" style:auto-text-indent="false" style:writing-mode="rl-tb"/>
    </style:style>
    <style:style style:name="P9" style:family="paragraph" style:parent-style-name="Standard" style:list-style-name="WWNum1">
      <style:paragraph-properties fo:margin-left="1in" fo:margin-right="0in" fo:line-height="150%" fo:text-align="end" style:justify-single-word="false" fo:text-indent="-0.25in" style:auto-text-indent="false" style:writing-mode="rl-tb"/>
    </style:style>
    <style:style style:name="P10" style:family="paragraph" style:parent-style-name="Standard" style:list-style-name="WWNum2">
      <style:paragraph-properties fo:margin-left="1in" fo:margin-right="0in" fo:line-height="150%" fo:text-align="end" style:justify-single-word="false" fo:text-indent="-0.25in" style:auto-text-indent="false" style:writing-mode="rl-tb"/>
    </style:style>
    <style:style style:name="P11" style:family="paragraph" style:parent-style-name="Standard">
      <style:paragraph-properties fo:line-height="150%" fo:text-align="end" style:justify-single-word="false" fo:break-before="page" style:writing-mode="rl-tb"/>
      <style:text-properties fo:font-size="6pt" style:font-size-asian="6pt" style:font-size-complex="6pt"/>
    </style:style>
    <style:style style:name="P12" style:family="paragraph" style:parent-style-name="Standard" style:master-page-name="Standard">
      <style:paragraph-properties fo:text-align="end" style:justify-single-word="false" style:page-number="1" style:writing-mode="rl-tb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ניהול מלאי ארון חומרים</text:span></text:p>
      <text:p text:style-name="P1"><draw:rect text:anchor-type="as-char" style:rel-width="100%" draw:z-index="0" draw:style-name="gr1" draw:text-style-name="P13" svg:width="0.0012in" svg:height="0.0213in"><text:p/></draw:rect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3">קבלת חומרים חדשים למלאי</text:span></text:p>
          </table:table-cell>
        </table:table-row>
      </table:table>
      <text:p text:style-name="P3"/>
      <text:list xml:id="list2448625297" text:style-name="WWNum1">
        <text:list-item>
          <text:p text:style-name="P7">יש לוודא כי החומר קיים בטבלה Chemicals.csv</text:p>
        </text:list-item>
        <text:list-item>
          <text:p text:style-name="P7">בטבלה Chemicals.csv ישנם 6 עמודות שצריך למלא</text:p>
          <text:list>
            <text:list-item>
              <text:p text:style-name="P9">עמודה PART NUMBER - מק"ט המוצר</text:p>
            </text:list-item>
            <text:list-item>
              <text:p text:style-name="P9">עמודה DESCRIPTION - תיאור המוצר כפי שהוא מופיע במערכת</text:p>
            </text:list-item>
            <text:list-item>
              <text:p text:style-name="P9">עמודה STORAGE CONDITIONS - תנאי אחסון (למשל 10-25C, או Room Temp)</text:p>
            </text:list-item>
            <text:list-item>
              <text:p text:style-name="P9">עמודה NICKNAME - שם קצר *סעיף לא חובה (תיאור המוצר במילה אחת)</text:p>
            </text:list-item>
            <text:list-item>
              <text:p text:style-name="P9">עמודה FRIDGE - מקרר. יש למלא Y (כן) או N (לא) אם המוצר דורש או לא דורש קירור</text:p>
            </text:list-item>
            <text:list-item>
              <text:p text:style-name="P9">עמודה MSDS - מספר MSDS של המוצר. (לדוגמא: EHS_GEN_SS_384_1)</text:p>
            </text:list-item>
          </text:list>
        </text:list-item>
        <text:list-item>
          <text:p text:style-name="P7">במידה והחומר החדש שקיבלנו לא מופיע בטבלה יש להוסיפו</text:p>
        </text:list-item>
        <text:list-item>
          <text:p text:style-name="P7">כעת יש לוודא כי מספר האצווה של החומר החדש נמצא בטבלה Lots.csv</text:p>
        </text:list-item>
        <text:list-item>
          <text:p text:style-name="P7">בטבלה Lots.csv ישנם 3 עמודות שצריך למלא</text:p>
          <text:list>
            <text:list-item>
              <text:p text:style-name="P9">עמודה LOT NUMBER - מספר אצווה</text:p>
            </text:list-item>
            <text:list-item>
              <text:p text:style-name="P9">עמודה PART NUMBER - לאיזה מוצר האצווה משתייכת</text:p>
            </text:list-item>
            <text:list-item>
              <text:p text:style-name="P9">עמודה EXPIRATION DATE - תאריך פג תוקף של המוצר</text:p>
            </text:list-item>
          </text:list>
        </text:list-item>
        <text:list-item>
          <text:p text:style-name="P7">עכשיו כשאר המוצר קיים במערכת יש להדפיס לו מדבקה צהובה ולהשימו בארון החומרים</text:p>
        </text:list-item>
        <text:list-item>
          <text:p text:style-name="P7">על מנת להדפיס מדבקה צהובה פותחים את התוכנה Chemicals-Manager.exe</text:p>
        </text:list-item>
        <text:list-item>
          <text:p text:style-name="P7">לוחצים על מקש 1 להדפסת מדבקה חדשה</text:p>
        </text:list-item>
        <text:list-item>
          <text:p text:style-name="P7">מקלידים מספר אצווה</text:p>
        </text:list-item>
        <text:list-item>
          <text:p text:style-name="P7">במידה ומספר האצווה הוכנס באופן תקין התוכנה תעשה את הפעולות הבאות באופן אוטומטי:</text:p>
          <text:list>
            <text:list-item>
              <text:p text:style-name="P9">תפתח קובץ BARTENDER של המדבקה הצהובה. על מנת להדפיס יש ללחוץ על Ctrl+P ואז על מקש Enter</text:p>
            </text:list-item>
            <text:list-item>
              <text:p text:style-name="P9"><text:soft-page-break/>תפתח קובץ HTML עם טבלת מלאי ארון חומרים מעודכנת</text:p>
            </text:list-item>
            <text:list-item>
              <text:p text:style-name="P9">תפתח קובץ HTML עם טבלת מלאי מקרר חומרים מעודכנת</text:p>
            </text:list-item>
            <text:list-item>
              <text:p text:style-name="P9">תעדכן את הקובץ של ספירת המלאי Stockcount.txt עם החומר החדש</text:p>
            </text:list-item>
          </text:list>
        </text:list-item>
        <text:list-item>
          <text:p text:style-name="P7"><text:span text:style-name="T5">שימו לב!</text:span> בטבלאות המלאי:</text:p>
          <text:list>
            <text:list-item>
              <text:p text:style-name="P9">אצוות חומרים שפג תוקפם יסומנו באדום</text:p>
            </text:list-item>
            <text:list-item>
              <text:p text:style-name="P9">אצוות חומרים שעומדים להיות פג תוקף יסומנו בצהוב</text:p>
            </text:list-item>
            <text:list-item>
              <text:p text:style-name="P9">אצוות חומרים שתאריך התפוגה שלהם רשום באופן לא תקין או חסר יסומנו באפור</text:p>
            </text:list-item>
            <text:list-item>
              <text:p text:style-name="P9">אצוות שאין במלאי יסומנו בשחור</text:p>
            </text:list-item>
          </text:list>
        </text:list-item>
      </text:list>
      <text:p text:style-name="P4"/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ספירת מלאי</text:span></text:p>
          </table:table-cell>
        </table:table-row>
      </table:table>
      <text:p text:style-name="P4"/>
      <text:list xml:id="list2935811775" text:style-name="WWNum2">
        <text:list-item>
          <text:p text:style-name="P8">פותחים את התוכנה Chemicals-Manager.exe</text:p>
        </text:list-item>
        <text:list-item>
          <text:p text:style-name="P8">לוצים על 2 להתחלת ספירת מלאי ואז על Enter</text:p>
        </text:list-item>
        <text:list-item>
          <text:p text:style-name="P8">סורקים בעזרת המדבקה הצהובה את כל החומרים</text:p>
        </text:list-item>
        <text:list-item>
          <text:p text:style-name="P8">התוכנה תתריע במידה ו-</text:p>
          <text:list>
            <text:list-item>
              <text:p text:style-name="P10">החומר הנוכחי לא דומה לקודם (זה נוח כשמנסים לוודא שכל החומרים באוצה קופסה הם מאותו מק"ט)</text:p>
            </text:list-item>
            <text:list-item>
              <text:p text:style-name="P10">האצוווה לא קיימת בטבלה Lots.csv</text:p>
            </text:list-item>
            <text:list-item>
              <text:p text:style-name="P10">המק"ט של האצווה לא קיים בטבלה Chemicals.csv</text:p>
            </text:list-item>
            <text:list-item>
              <text:p text:style-name="P10">חסרים פרטים באחת הטבלאות</text:p>
            </text:list-item>
            <text:list-item>
              <text:p text:style-name="P10">החומר פג תוקף</text:p>
            </text:list-item>
          </text:list>
        </text:list-item>
        <text:list-item>
          <text:p text:style-name="P8">על מנת לסיים את ספירת המלאי יש להקליד את המילה END ללחוץ על Enter</text:p>
        </text:list-item>
        <text:list-item>
          <text:p text:style-name="P8">כעת יש לאשר את השינויים בלחיצה על Y ואז על מקש Enter</text:p>
        </text:list-item>
        <text:list-item>
          <text:p text:style-name="P8">התוכנה תבצע את הפעולות הבאות:</text:p>
          <text:list>
            <text:list-item>
              <text:p text:style-name="P10">תפתח קובץ HTML עם טבלת מלאי ארון חומרים מעודכנת</text:p>
            </text:list-item>
            <text:list-item>
              <text:p text:style-name="P10">תפתח קובץ HTML עם טבלת מלאי מקרר חומרים מעודכנת</text:p>
            </text:list-item>
            <text:list-item>
              <text:p text:style-name="P10">תעדכן את הקובץ של ספירת המלאי Stockcount.txt</text:p>
            </text:list-item>
          </text:list>
        </text:list-item>
        <text:list-item>
          <text:p text:style-name="P8"><text:span text:style-name="T5">שימו לב!</text:span> בטבלאות המלאי:</text:p>
          <text:list>
            <text:list-item>
              <text:p text:style-name="P10">אצוות חומרים שפג תוקפם יסומנו באדום</text:p>
            </text:list-item>
            <text:list-item>
              <text:p text:style-name="P10">אצוות חומרים שעומדים להיות פג תוקף יסומנו בצהוב</text:p>
            </text:list-item>
            <text:list-item>
              <text:p text:style-name="P10">אצוות חומרים שתאריך התפוגה שלהם רשום באופן לא תקין או חסר יסומנו באפור</text:p>
            </text:list-item>
            <text:list-item>
              <text:p text:style-name="P10">אצוות שאין במלאי יסומנו בשחור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writing-mode="rl-tb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עמוד <text:page-number text:select-page="current">3</text:page-number><text:s/>מתוך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53" meta:word-count="469" meta:character-count="2471" meta:non-whitespace-character-count="2102"/>
    <meta:generator>LibreOfficeDev/6.0.5.2$Linux_X86_64 LibreOffice_project/</meta:generator>
  </office:meta>
</office:document-meta>
</file>